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n you provide me To-Do List App project in android and guide me in android studio</text:p>
      <text:p text:style-name="Standard"/>
      <text:p text:style-name="Standard">Absolutely! Let's build a simple To-Do List App in Android using Java or Kotlin (your choice—just let me know). Here's what the basic app will include:</text:p>
      <text:p text:style-name="Standard">Features:</text:p>
      <text:p text:style-name="Standard"><text:s text:c="4"/>• Add tasks</text:p>
      <text:p text:style-name="Standard"><text:s text:c="4"/>• Mark tasks as completed</text:p>
      <text:p text:style-name="Standard"><text:s text:c="4"/>• Delete tasks</text:p>
      <text:p text:style-name="Standard"><text:s text:c="4"/>• Persistent storage (using Room database)</text:p>
      <text:p text:style-name="Standard">Would you like it in Java or Kotlin?</text:p>
      <text:p text:style-name="Standard">Also, do you prefer:</text:p>
      <text:p text:style-name="Standard"><text:s text:c="4"/>1. A clean MVVM architecture (Model-View-ViewModel)</text:p>
      <text:p text:style-name="Standard"><text:s text:c="4"/>2. A simpler version using Activity only (beginner-friendly)</text:p>
      <text:p text:style-name="Standard">Once you pick, I’ll give you:</text:p>
      <text:p text:style-name="Standard"><text:s text:c="4"/>• The full code (Activity/Fragments, XML layouts, Room setup)</text:p>
      <text:p text:style-name="Standard"><text:s text:c="4"/>• A step-by-step guide in Android Studio to run and test it</text:p>
      <text:p text:style-name="Standard">Let me know your preferences and we’ll get started!</text:p>
      <text:p text:style-name="Standard">4o</text:p>
      <text:p text:style-name="Standard">You said:</text:p>
      <text:p text:style-name="Standard">A simpler version using Activity only (beginner-friendly)</text:p>
      <text:p text:style-name="Standard">ChatGPT said:</text:p>
      <text:p text:style-name="Standard">Great! We'll make a simple To-Do List App using just one Activity, no ViewModel or fragments, and keep it beginner-friendly. Here's a breakdown of what we’ll build:</text:p>
      <text:p text:style-name="Standard"/>
      <text:p text:style-name="Standard">🔧 Tech Stack</text:p>
      <text:p text:style-name="Standard"><text:s text:c="4"/>• Language: Java (let me know if you prefer Kotlin)</text:p>
      <text:p text:style-name="Standard"><text:s text:c="4"/>• Storage: SQLite via a basic SQLiteOpenHelper</text:p>
      <text:p text:style-name="Standard"><text:s text:c="4"/>• UI: Basic XML layout with RecyclerView</text:p>
      <text:p text:style-name="Standard"/>
      <text:p text:style-name="Standard">📝 App Features</text:p>
      <text:p text:style-name="Standard"><text:s text:c="4"/>• Add new tasks</text:p>
      <text:p text:style-name="Standard"><text:s text:c="4"/>• View tasks in a list</text:p>
      <text:p text:style-name="Standard"><text:s text:c="4"/>• Delete tasks by tapping a delete button</text:p>
      <text:p text:style-name="Standard"/>
      <text:p text:style-name="Standard">Let’s build your To-Do List App step-by-step in Android Studio.</text:p>
      <text:p text:style-name="Standard"/>
      <text:p text:style-name="Standard">✅ Step 1: Create a New Android Project</text:p>
      <text:p text:style-name="Standard"><text:s text:c="4"/>1. Open Android Studio → File &gt; New &gt; New Project</text:p>
      <text:p text:style-name="Standard"><text:s text:c="4"/>2. Select Empty Activity</text:p>
      <text:p text:style-name="Standard"><text:s text:c="4"/>3. Name it: ToDoListApp</text:p>
      <text:p text:style-name="Standard"><text:s text:c="4"/>4. Language: Java</text:p>
      <text:p text:style-name="Standard"><text:s text:c="4"/>5. Minimum SDK: API 21 (Android 5.0) or higher</text:p>
      <text:p text:style-name="Standard"><text:s text:c="4"/>6. Click Finish</text:p>
      <text:p text:style-name="Standard">Once the project is created and Gradle finishes building, we’ll move to the next step.</text:p>
      <text:p text:style-name="Standard"/>
      <text:p text:style-name="Standard">✅ Step 2: Add Views to activity_main.xml</text:p>
      <text:p text:style-name="Standard">Open res/layout/activity_main.xml and replace the contents with this:</text:p>
      <text:p text:style-name="Standard">xml</text:p>
      <text:p text:style-name="Standard">CopyEdit</text:p>
      <text:p text:style-name="Standard">&lt;?xml version="1.0" encoding="utf-8"?&gt;</text:p>
      <text:p text:style-name="Standard">&lt;LinearLayout</text:p>
      <text:p text:style-name="Standard"><text:s text:c="4"/>xmlns:android="http://schemas.android.com/apk/res/android"</text:p>
      <text:p text:style-name="Standard"><text:soft-page-break/><text:s text:c="4"/>android:orientation="vertical"</text:p>
      <text:p text:style-name="Standard"><text:s text:c="4"/>android:layout_width="match_parent"</text:p>
      <text:p text:style-name="Standard"><text:s text:c="4"/>android:layout_height="match_parent"</text:p>
      <text:p text:style-name="Standard"><text:s text:c="4"/>android:padding="16dp"&gt;</text:p>
      <text:p text:style-name="Standard"/>
      <text:p text:style-name="Standard"><text:s text:c="4"/>&lt;EditText</text:p>
      <text:p text:style-name="Standard"><text:s text:c="8"/>android:id="@+id/editTextTask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hint="Enter a task" /&gt;</text:p>
      <text:p text:style-name="Standard"/>
      <text:p text:style-name="Standard"><text:s text:c="4"/>&lt;Button</text:p>
      <text:p text:style-name="Standard"><text:s text:c="8"/>android:id="@+id/buttonAdd"</text:p>
      <text:p text:style-name="Standard"><text:s text:c="8"/>android:layout_width="wrap_content"</text:p>
      <text:p text:style-name="Standard"><text:s text:c="8"/>android:layout_height="wrap_content"</text:p>
      <text:p text:style-name="Standard"><text:s text:c="8"/>android:text="Add Task"</text:p>
      <text:p text:style-name="Standard"><text:s text:c="8"/>android:layout_marginTop="8dp" /&gt;</text:p>
      <text:p text:style-name="Standard"/>
      <text:p text:style-name="Standard"><text:s text:c="4"/>&lt;androidx.recyclerview.widget.RecyclerView</text:p>
      <text:p text:style-name="Standard"><text:s text:c="8"/>android:id="@+id/recyclerView"</text:p>
      <text:p text:style-name="Standard"><text:s text:c="8"/>android:layout_width="match_parent"</text:p>
      <text:p text:style-name="Standard"><text:s text:c="8"/>android:layout_height="0dp"</text:p>
      <text:p text:style-name="Standard"><text:s text:c="8"/>android:layout_weight="1"</text:p>
      <text:p text:style-name="Standard"><text:s text:c="8"/>android:layout_marginTop="16dp"/&gt;</text:p>
      <text:p text:style-name="Standard"/>
      <text:p text:style-name="Standard">&lt;/LinearLayout&gt;</text:p>
      <text:p text:style-name="Standard">This gives us:</text:p>
      <text:p text:style-name="Standard"><text:s text:c="4"/>• An input field</text:p>
      <text:p text:style-name="Standard"><text:s text:c="4"/>• An “Add Task” button</text:p>
      <text:p text:style-name="Standard"><text:s text:c="4"/>• A RecyclerView to show the tasks</text:p>
      <text:p text:style-name="Standard"/>
      <text:p text:style-name="Standard">Once you’ve done this part, reply with ✅ and I’ll guide you to Step 3: creating the data model and database helper.</text:p>
      <text:p text:style-name="Standard">You said:</text:p>
      <text:p text:style-name="Standard">i am using jet compose</text:p>
      <text:p text:style-name="Standard">ChatGPT said:</text:p>
      <text:p text:style-name="Standard">Got it — you're using Jetpack Compose instead of XML! Nice choice 🙌</text:p>
      <text:p text:style-name="Standard">Let’s update the steps to use Jetpack Compose for the UI.</text:p>
      <text:p text:style-name="Standard"/>
      <text:p text:style-name="Standard">✅ Step 1: Confirm Project Setup</text:p>
      <text:p text:style-name="Standard">Make sure your project is:</text:p>
      <text:p text:style-name="Standard"><text:s text:c="4"/>• Language: Java (Compose is mainly for Kotlin, so if you're using Compose, you're likely using Kotlin)</text:p>
      <text:p text:style-name="Standard"><text:s text:c="4"/>• Jetpack Compose enabled in build.gradle</text:p>
      <text:p text:style-name="Standard">In your build.gradle(:app), you should see something like:</text:p>
      <text:p text:style-name="Standard">buildFeatures {</text:p>
      <text:p text:style-name="Standard"><text:s text:c="4"/>compose true</text:p>
      <text:p text:style-name="Standard">}</text:p>
      <text:p text:style-name="Standard"/>
      <text:p text:style-name="Standard">composeOptions {</text:p>
      <text:p text:style-name="Standard"><text:s text:c="4"/>kotlinCompilerExtensionVersion = '1.5.1' // or newer</text:p>
      <text:p text:style-name="Standard">}</text:p>
      <text:p text:style-name="Standard"><text:soft-page-break/>And dependencies like:</text:p>
      <text:p text:style-name="Standard"/>
      <text:p text:style-name="Standard">implementation "androidx.compose.ui:ui:1.5.1"</text:p>
      <text:p text:style-name="Standard">implementation "androidx.compose.material:material:1.5.1"</text:p>
      <text:p text:style-name="Standard">implementation "androidx.compose.ui:ui-tooling-preview:1.5.1"</text:p>
      <text:p text:style-name="Standard"/>
      <text:p text:style-name="Standard">✅ Step 2: Basic UI in MainActivity.kt</text:p>
      <text:p text:style-name="Standard">Here's a simple Compose version of the UI with an input field, a button, and a list of tasks:</text:p>
      <text:p text:style-name="Standard"/>
      <text:p text:style-name="Standard">@Composable</text:p>
      <text:p text:style-name="Standard">fun ToDoApp() {</text:p>
      <text:p text:style-name="Standard"><text:s text:c="4"/>var taskText by remember { mutableStateOf("") }</text:p>
      <text:p text:style-name="Standard"><text:s text:c="4"/>var taskList by remember { mutableStateOf(listOf&lt;String&gt;()) }</text:p>
      <text:p text:style-name="Standard"/>
      <text:p text:style-name="Standard"><text:s text:c="4"/>Column(modifier = Modifier</text:p>
      <text:p text:style-name="Standard"><text:s text:c="8"/>.fillMaxSize()</text:p>
      <text:p text:style-name="Standard"><text:s text:c="8"/>.padding(16.dp)) {</text:p>
      <text:p text:style-name="Standard"/>
      <text:p text:style-name="Standard"><text:s text:c="8"/>OutlinedTextField(</text:p>
      <text:p text:style-name="Standard"><text:s text:c="12"/>value = taskText,</text:p>
      <text:p text:style-name="Standard"><text:s text:c="12"/>onValueChange = { taskText = it },</text:p>
      <text:p text:style-name="Standard"><text:s text:c="12"/>label = { Text("Enter a task") },</text:p>
      <text:p text:style-name="Standard"><text:s text:c="12"/>modifier = Modifier.fillMaxWidth()</text:p>
      <text:p text:style-name="Standard"><text:s text:c="8"/>)</text:p>
      <text:p text:style-name="Standard"/>
      <text:p text:style-name="Standard"><text:s text:c="8"/>Spacer(modifier = Modifier.height(8.dp))</text:p>
      <text:p text:style-name="Standard"/>
      <text:p text:style-name="Standard"><text:s text:c="8"/>Button(onClick = {</text:p>
      <text:p text:style-name="Standard"><text:s text:c="12"/>if (taskText.isNotBlank()) {</text:p>
      <text:p text:style-name="Standard"><text:s text:c="16"/>taskList = taskList + taskText</text:p>
      <text:p text:style-name="Standard"><text:s text:c="16"/>taskText = ""</text:p>
      <text:p text:style-name="Standard"><text:s text:c="12"/>}</text:p>
      <text:p text:style-name="Standard"><text:s text:c="8"/>}) {</text:p>
      <text:p text:style-name="Standard"><text:s text:c="12"/>Text("Add Task")</text:p>
      <text:p text:style-name="Standard"><text:s text:c="8"/>}</text:p>
      <text:p text:style-name="Standard"/>
      <text:p text:style-name="Standard"><text:s text:c="8"/>Spacer(modifier = Modifier.height(16.dp))</text:p>
      <text:p text:style-name="Standard"/>
      <text:p text:style-name="Standard"><text:s text:c="8"/>LazyColumn {</text:p>
      <text:p text:style-name="Standard"><text:s text:c="12"/>items(taskList) { task -&gt;</text:p>
      <text:p text:style-name="Standard"><text:s text:c="16"/>TaskItem(task = task, onDelete = {</text:p>
      <text:p text:style-name="Standard"><text:s text:c="20"/>taskList = taskList - task</text:p>
      <text:p text:style-name="Standard"><text:s text:c="16"/>})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@Composable</text:p>
      <text:p text:style-name="Standard">fun TaskItem(task: String, onDelete: () -&gt; Unit) {</text:p>
      <text:p text:style-name="Standard"><text:s text:c="4"/>Row(</text:p>
      <text:p text:style-name="Standard"><text:s text:c="8"/>modifier = Modifier</text:p>
      <text:p text:style-name="Standard"><text:soft-page-break/><text:s text:c="12"/>.fillMaxWidth()</text:p>
      <text:p text:style-name="Standard"><text:s text:c="12"/>.padding(vertical = 4.dp),</text:p>
      <text:p text:style-name="Standard"><text:s text:c="8"/>horizontalArrangement = Arrangement.SpaceBetween</text:p>
      <text:p text:style-name="Standard"><text:s text:c="4"/>) {</text:p>
      <text:p text:style-name="Standard"><text:s text:c="8"/>Text(task)</text:p>
      <text:p text:style-name="Standard"><text:s text:c="8"/>IconButton(onClick = onDelete) {</text:p>
      <text:p text:style-name="Standard"><text:s text:c="12"/>Icon(Icons.Default.Delete, contentDescription = "Delete")</text:p>
      <text:p text:style-name="Standard"><text:s text:c="8"/>}</text:p>
      <text:p text:style-name="Standard"><text:s text:c="4"/>}</text:p>
      <text:p text:style-name="Standard">}</text:p>
      <text:p text:style-name="Standard">And in MainActivity.kt, set the content like this:</text:p>
      <text:p text:style-name="Standard"/>
      <text:p text:style-name="Standard">class MainActivity : ComponentActivity() {</text:p>
      <text:p text:style-name="Standard"><text:s text:c="4"/>override fun onCreate(savedInstanceState: Bundle?) {</text:p>
      <text:p text:style-name="Standard"><text:s text:c="8"/>super.onCreate(savedInstanceState)</text:p>
      <text:p text:style-name="Standard"><text:s text:c="8"/>setContent {</text:p>
      <text:p text:style-name="Standard"><text:s text:c="12"/>ToDoApp()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🛠 Let me know once you’ve got this running — next, we’ll connect it to SQLite using Room so tasks are saved permanently!</text:p>
      <text:p text:style-name="Standard">Would you like to do that next?</text:p>
      <text:p text:style-name="Standard">You said:</text:p>
      <text:p text:style-name="Standard">Unresolved reference: kotlinCompilerExtensionVersion</text:p>
      <text:p text:style-name="Standard">ChatGPT said:</text:p>
      <text:p text:style-name="Standard">No worries! That error usually means that something’s missing or misconfigured in your build.gradle(:app) file. Let’s fix it together step by step:</text:p>
      <text:p text:style-name="Standard"/>
      <text:p text:style-name="Standard">✅ Step 1: Open build.gradle (Module: app)</text:p>
      <text:p text:style-name="Standard">Make sure you have this inside:</text:p>
      <text:p text:style-name="Standard">kotlin</text:p>
      <text:p text:style-name="Standard">CopyEdit</text:p>
      <text:p text:style-name="Standard">android {</text:p>
      <text:p text:style-name="Standard"><text:s text:c="4"/>...</text:p>
      <text:p text:style-name="Standard"/>
      <text:p text:style-name="Standard"><text:s text:c="4"/>buildFeatures {</text:p>
      <text:p text:style-name="Standard"><text:s text:c="8"/>compose true</text:p>
      <text:p text:style-name="Standard"><text:s text:c="4"/>}</text:p>
      <text:p text:style-name="Standard"/>
      <text:p text:style-name="Standard"><text:s text:c="4"/>composeOptions {</text:p>
      <text:p text:style-name="Standard"><text:s text:c="8"/>kotlinCompilerExtensionVersion = "1.5.10" // Use a compatible version</text:p>
      <text:p text:style-name="Standard"><text:s text:c="4"/>}</text:p>
      <text:p text:style-name="Standard"/>
      <text:p text:style-name="Standard"><text:s text:c="4"/>kotlinOptions {</text:p>
      <text:p text:style-name="Standard"><text:s text:c="8"/>jvmTarget = "1.8"</text:p>
      <text:p text:style-name="Standard"><text:s text:c="4"/>}</text:p>
      <text:p text:style-name="Standard">}</text:p>
      <text:p text:style-name="Standard">⚠️ Make sure "1.5.10" or later matches the version of Compose libraries you're using.</text:p>
      <text:p text:style-name="Standard"/>
      <text:p text:style-name="Standard">✅ Step 2: Add Compose Dependencies</text:p>
      <text:p text:style-name="Standard"><text:soft-page-break/>In the dependencies block, add or verify these:</text:p>
      <text:p text:style-name="Standard">kotlin</text:p>
      <text:p text:style-name="Standard">CopyEdit</text:p>
      <text:p text:style-name="Standard">dependencies {</text:p>
      <text:p text:style-name="Standard"><text:s text:c="4"/>implementation "androidx.core:core-ktx:1.10.1"</text:p>
      <text:p text:style-name="Standard"><text:s text:c="4"/>implementation "androidx.activity:activity-compose:1.7.2"</text:p>
      <text:p text:style-name="Standard"/>
      <text:p text:style-name="Standard"><text:s text:c="4"/>implementation "androidx.compose.ui:ui:1.5.1"</text:p>
      <text:p text:style-name="Standard"><text:s text:c="4"/>implementation "androidx.compose.material:material:1.5.1"</text:p>
      <text:p text:style-name="Standard"><text:s text:c="4"/>implementation "androidx.compose.ui:ui-tooling-preview:1.5.1"</text:p>
      <text:p text:style-name="Standard"/>
      <text:p text:style-name="Standard"><text:s text:c="4"/>// Optional for icons</text:p>
      <text:p text:style-name="Standard"><text:s text:c="4"/>implementation "androidx.compose.material:material-icons-extended:1.5.1"</text:p>
      <text:p text:style-name="Standard"/>
      <text:p text:style-name="Standard"><text:s text:c="4"/>// Preview/debug support</text:p>
      <text:p text:style-name="Standard"><text:s text:c="4"/>debugImplementation "androidx.compose.ui:ui-tooling:1.5.1"</text:p>
      <text:p text:style-name="Standard">}</text:p>
      <text:p text:style-name="Standard"/>
      <text:p text:style-name="Standard">✅ Step 3: Sync Gradle</text:p>
      <text:p text:style-name="Standard">Click "Sync Now" at the top of the file after you make changes.</text:p>
      <text:p text:style-name="Standard"/>
      <text:p text:style-name="Standard">If that still gives issues, let me know the exact Compose version or paste your build.gradle(:app) and I’ll help you correct it!</text:p>
      <text:p text:style-name="Standard">You said:</text:p>
      <text:p text:style-name="Standard">Unexpected tokens (use ';' to separate expressions on the same line)</text:p>
      <text:p text:style-name="Standard">ChatGPT said:</text:p>
      <text:p text:style-name="Standard">That error — Unexpected tokens (use ';' to separate expressions on the same line) — almost always means you're mixing Java-style syntax in a Kotlin file, or you have a copy-paste mistake in build.gradle.kts (the Kotlin DSL version of Gradle files).</text:p>
      <text:p text:style-name="Standard">Let’s fix it:</text:p>
      <text:p text:style-name="Standard"/>
      <text:p text:style-name="Standard">✅ Step 1: Check which build script you're using</text:p>
      <text:p text:style-name="Standard">Open your module-level Gradle file:</text:p>
      <text:p text:style-name="Standard"><text:s text:c="4"/>• If it's named build.gradle.kts → you're using Kotlin DSL</text:p>
      <text:p text:style-name="Standard"><text:s text:c="4"/>• If it's build.gradle → you're using Groovy DSL</text:p>
      <text:p text:style-name="Standard">The code I gave earlier is for Groovy DSL. If you're using Kotlin DSL, the syntax is different!</text:p>
      <text:p text:style-name="Standard"/>
      <text:p text:style-name="Standard">✅ Kotlin DSL equivalent (build.gradle.kts)</text:p>
      <text:p text:style-name="Standard">Here’s what you should use if your file ends in .kts:</text:p>
      <text:p text:style-name="Standard"/>
      <text:p text:style-name="Standard">android {</text:p>
      <text:p text:style-name="Standard"><text:s text:c="4"/>compileSdk = 34</text:p>
      <text:p text:style-name="Standard"/>
      <text:p text:style-name="Standard"><text:s text:c="4"/>defaultConfig {</text:p>
      <text:p text:style-name="Standard"><text:s text:c="8"/>applicationId = "com.example.todolist"</text:p>
      <text:p text:style-name="Standard"><text:s text:c="8"/>minSdk = 21</text:p>
      <text:p text:style-name="Standard"><text:s text:c="8"/>targetSdk = 34</text:p>
      <text:p text:style-name="Standard"><text:s text:c="8"/>versionCode = 1</text:p>
      <text:p text:style-name="Standard"><text:s text:c="8"/>versionName = "1.0"</text:p>
      <text:p text:style-name="Standard"><text:s text:c="4"/>}</text:p>
      <text:p text:style-name="Standard"/>
      <text:p text:style-name="Standard"><text:s text:c="4"/>buildFeatures {</text:p>
      <text:p text:style-name="Standard"><text:soft-page-break/><text:s text:c="8"/>compose = true</text:p>
      <text:p text:style-name="Standard"><text:s text:c="4"/>}</text:p>
      <text:p text:style-name="Standard"/>
      <text:p text:style-name="Standard"><text:s text:c="4"/>composeOptions {</text:p>
      <text:p text:style-name="Standard"><text:s text:c="8"/>kotlinCompilerExtensionVersion = "1.5.10"</text:p>
      <text:p text:style-name="Standard"><text:s text:c="4"/>}</text:p>
      <text:p text:style-name="Standard"/>
      <text:p text:style-name="Standard"><text:s text:c="4"/>kotlinOptions {</text:p>
      <text:p text:style-name="Standard"><text:s text:c="8"/>jvmTarget = "1.8"</text:p>
      <text:p text:style-name="Standard"><text:s text:c="4"/>}</text:p>
      <text:p text:style-name="Standard">}</text:p>
      <text:p text:style-name="Standard">And in dependencies {} block (still Kotlin-style!):</text:p>
      <text:p text:style-name="Standard"/>
      <text:p text:style-name="Standard">dependencies {</text:p>
      <text:p text:style-name="Standard"><text:s text:c="4"/>implementation("androidx.core:core-ktx:1.10.1")</text:p>
      <text:p text:style-name="Standard"><text:s text:c="4"/>implementation("androidx.activity:activity-compose:1.7.2")</text:p>
      <text:p text:style-name="Standard"><text:s text:c="4"/>implementation("androidx.compose.ui:ui:1.5.1")</text:p>
      <text:p text:style-name="Standard"><text:s text:c="4"/>implementation("androidx.compose.material:material:1.5.1")</text:p>
      <text:p text:style-name="Standard"><text:s text:c="4"/>implementation("androidx.compose.ui:ui-tooling-preview:1.5.1")</text:p>
      <text:p text:style-name="Standard"><text:s text:c="4"/>debugImplementation("androidx.compose.ui:ui-tooling:1.5.1")</text:p>
      <text:p text:style-name="Standard">}</text:p>
      <text:p text:style-name="Standard"/>
      <text:p text:style-name="Standard">✅ Try updating your file accordingly, then click Sync Now.</text:p>
      <text:p text:style-name="Standard">If you're still stuck, feel free to paste your build.gradle.kts here and I’ll fix it for you!</text:p>
      <text:p text:style-name="Standard">You said:</text:p>
      <text:p text:style-name="Standard">Type 'TypeVariable(T)' has no method 'getValue(Nothing?, KProperty&lt;*&gt;)' and thus it cannot serve as a delegate</text:p>
      <text:p text:style-name="Standard">ChatGPT said:</text:p>
      <text:p text:style-name="Standard">That error —</text:p>
      <text:p text:style-name="Standard">Type 'TypeVariable(T)' has no method 'getValue(Nothing?, KProperty&lt;*&gt;)'...</text:p>
      <text:p text:style-name="Standard">— typically means you’re using by delegation in Kotlin with something that isn’t a valid delegate.</text:p>
      <text:p text:style-name="Standard">It most often happens in Jetpack Compose when you forget to use the remember or mutableStateOf() correctly.</text:p>
      <text:p text:style-name="Standard"/>
      <text:p text:style-name="Standard">✅ Common mistake:</text:p>
      <text:p text:style-name="Standard">kotlin</text:p>
      <text:p text:style-name="Standard">CopyEdit</text:p>
      <text:p text:style-name="Standard">var taskText by mutableStateOf("")</text:p>
      <text:p text:style-name="Standard">🔴 This gives an error if you didn't import import androidx.compose.runtime.getValue and import androidx.compose.runtime.setValue.</text:p>
      <text:p text:style-name="Standard"/>
      <text:p text:style-name="Standard">✅ Correct way:</text:p>
      <text:p text:style-name="Standard"/>
      <text:p text:style-name="Standard">import androidx.compose.runtime.*</text:p>
      <text:p text:style-name="Standard"/>
      <text:p text:style-name="Standard">@Composable</text:p>
      <text:p text:style-name="Standard">fun ToDoApp() {</text:p>
      <text:p text:style-name="Standard"><text:s text:c="4"/>var taskText by remember { mutableStateOf("") }</text:p>
      <text:p text:style-name="Standard"><text:s text:c="4"/>var taskList by remember { mutableStateOf(listOf&lt;String&gt;()) }</text:p>
      <text:p text:style-name="Standard"/>
      <text:p text:style-name="Standard"><text:s text:c="4"/>// your UI code here</text:p>
      <text:p text:style-name="Standard">}</text:p>
      <text:p text:style-name="Standard"><text:soft-page-break/>🔁 Alternative (without delegation):</text:p>
      <text:p text:style-name="Standard">If you want to avoid by, just do:</text:p>
      <text:p text:style-name="Standard">kotlin</text:p>
      <text:p text:style-name="Standard">CopyEdit</text:p>
      <text:p text:style-name="Standard">val taskTextState = remember { mutableStateOf("") }</text:p>
      <text:p text:style-name="Standard">val taskText = taskTextState.value</text:p>
      <text:p text:style-name="Standard">But using by is fine as long as the getValue and setValue are imported.</text:p>
      <text:p text:style-name="Standard"/>
      <text:p text:style-name="Standard">✅ Fix Summary:</text:p>
      <text:p text:style-name="Standard">Make sure you have these imports at the top of your Kotlin file:</text:p>
      <text:p text:style-name="Standard">kotlin</text:p>
      <text:p text:style-name="Standard">CopyEdit</text:p>
      <text:p text:style-name="Standard">import androidx.compose.runtime.getValue</text:p>
      <text:p text:style-name="Standard">import androidx.compose.runtime.setValue</text:p>
      <text:p text:style-name="Standard">import androidx.compose.runtime.mutableStateOf</text:p>
      <text:p text:style-name="Standard">import androidx.compose.runtime.remember</text:p>
      <text:p text:style-name="Standard"/>
      <text:p text:style-name="Standard">Let me know if that solves it or if you want me to look at the code snippet that’s causing the issue!</text:p>
      <text:p text:style-name="Standard">You said:</text:p>
      <text:p text:style-name="Standard">now i have built the app what is next step</text:p>
      <text:p text:style-name="Standard">ChatGPT said:</text:p>
      <text:p text:style-name="Standard">Awesome! 🎉 If you've built the app and it's running — that's a huge milestone!</text:p>
      <text:p text:style-name="Standard">Now let’s look at what you might want to do next depending on your goal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1:33:21.737528970</meta:creation-date>
    <dc:date>2025-04-29T11:34:53.164036326</dc:date>
    <meta:editing-duration>PT1M32S</meta:editing-duration>
    <meta:editing-cycles>1</meta:editing-cycles>
    <meta:document-statistic meta:table-count="0" meta:image-count="0" meta:object-count="0" meta:page-count="7" meta:paragraph-count="272" meta:word-count="1287" meta:character-count="10096" meta:non-whitespace-character-count="8163"/>
    <meta:generator>LibreOffice/24.2.7.2$Linux_X86_64 LibreOffice_project/420$Build-2</meta:generator>
  </office:meta>
</office:document-meta>
</file>